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ff" draw:textarea-horizontal-align="center" draw:textarea-vertical-align="middle" draw:auto-grow-height="false" draw:auto-grow-width="true"/>
      <style:paragraph-properties style:writing-mode="tb-rl"/>
    </style:style>
    <style:style style:name="gr2" style:family="graphic" style:parent-style-name="standard">
      <style:graphic-properties svg:stroke-width="0.102cm" draw:marker-start-width="0.352cm" draw:marker-end-width="0.352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stroke="none" svg:stroke-color="#000000" draw:fill="none" draw:fill-color="#ffffff" fo:min-height="1.824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281cm"/>
    </style:style>
    <style:style style:name="gr7" style:family="graphic" style:parent-style-name="standard">
      <style:graphic-properties svg:stroke-color="#000000" draw:fill="gradient" draw:fill-color="#b3b3b3" draw:fill-gradient-name="Gradient_20_8" draw:textarea-horizontal-align="center" draw:textarea-vertical-align="middle" draw:shadow="hidden"/>
    </style:style>
    <style:style style:name="gr8" style:family="graphic" style:parent-style-name="standard">
      <style:graphic-properties svg:stroke-color="#000000" draw:fill="gradient" draw:fill-color="#000000" draw:fill-gradient-name="Gradient_20_9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svg:stroke-color="#000000" draw:fill="none" draw:fill-color="#ffffff" fo:min-height="0.865cm"/>
    </style:style>
    <style:style style:name="gr17" style:family="graphic" style:parent-style-name="standard">
      <style:graphic-properties draw:fill="solid" draw:fill-color="#ff0000" draw:textarea-horizontal-align="center" draw:textarea-vertical-align="middle" draw:auto-grow-height="false" draw:auto-grow-width="true"/>
      <style:paragraph-properties style:writing-mode="tb-rl"/>
    </style:style>
    <style:style style:name="gr1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svg:stroke-color="#000000" draw:fill="gradient" draw:fill-color="#000000" draw:fill-gradient-name="Rectangular_20_red_2f_white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0.976cm"/>
    </style:style>
    <style:style style:name="gr2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>
      <style:graphic-properties draw:stroke="dash" draw:stroke-dash="Fine_20_Dashed_20__28_var_29_"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Ultrafine_20_Dashed"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dash" draw:stroke-dash="Fine_20_Dashed_20__28_var_29_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dash" draw:stroke-dash="Ultrafine_20_Dashed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Fine_20_Dashed_20__28_var_29_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1.89cm"/>
    </style:style>
    <style:style style:name="gr38" style:family="graphic" style:parent-style-name="standard">
      <style:graphic-properties draw:fill="solid" draw:fill-color="#ffffff" draw:textarea-horizontal-align="center" draw:textarea-vertical-align="middle"/>
    </style:style>
    <style:style style:name="gr39" style:family="graphic" style:parent-style-name="standard">
      <style:graphic-properties svg:stroke-width="0.102cm" svg:stroke-color="#b3b3b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dash" draw:stroke-dash="Ultrafine_20_Dashed"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>
      <style:graphic-properties draw:fill="solid" draw:fill-color="#c0c0c0" draw:textarea-horizontal-align="center" draw:textarea-vertical-align="middle"/>
    </style:style>
    <style:style style:name="gr5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>
      <style:graphic-properties svg:stroke-width="0cm" svg:stroke-color="#000000" draw:marker-start-width="0.199cm" draw:marker-end-width="0.199cm" draw:fill="gradient" draw:fill-color="#b3b3b3" draw:fill-gradient-name="Gradient_20_10" draw:textarea-horizontal-align="center" draw:textarea-vertical-align="middle" fo:padding-top="0.124cm" fo:padding-bottom="0.124cm" fo:padding-left="0.249cm" fo:padding-right="0.249cm" draw:shadow="hidden"/>
    </style:style>
    <style:style style:name="gr62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>
      <style:graphic-properties svg:stroke-width="0.102cm" svg:stroke-color="#ff00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.102cm" svg:stroke-color="#0000ff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textarea-horizontal-align="center" draw:textarea-vertical-align="middle"/>
    </style:style>
    <style:style style:name="gr80" style:family="graphic" style:parent-style-name="standard">
      <style:graphic-properties draw:stroke="dash" draw:stroke-dash="Ultrafine_20_Dashed"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 style:writing-mode="tb-rl"/>
      <style:text-properties fo:color="#ffffff" fo:font-family="'Times New Roman'" style:font-style-name="Regular" style:font-family-generic="roman" style:font-pitch="variable" fo:font-size="18pt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Times New Roman'" style:font-style-name="Regular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20pt" style:font-size-asian="20pt" style:font-size-complex="20pt"/>
    </style:style>
    <style:style style:name="P6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/>
    </style:style>
    <style:style style:name="P7" style:family="paragraph">
      <style:paragraph-properties fo:margin-left="0cm" fo:margin-right="0cm" fo:text-align="center" fo:text-indent="0cm"/>
      <style:text-properties fo:color="#ffffff" fo:font-family="'Times New Roman'" style:font-style-name="Regular" style:font-family-generic="roman" style:font-pitch="variable"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ize="18pt"/>
    </style:style>
    <style:style style:name="P10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5pt"/>
    </style:style>
    <style:style style:name="P11" style:family="paragraph">
      <style:text-properties fo:font-family="'Times New Roman'" style:font-style-name="Regular" style:font-family-generic="roman" style:font-pitch="variable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family="'Times New Roman'" style:font-style-name="Regular" style:font-family-generic="roman" style:font-pitch="variable" fo:font-size="18pt"/>
    </style:style>
    <style:style style:name="P14" style:family="paragraph">
      <style:paragraph-properties fo:margin-left="0cm" fo:margin-right="0cm" fo:text-align="center" fo:text-indent="0cm" style:writing-mode="tb-rl"/>
      <style:text-properties fo:color="#ffffff" fo:font-size="18pt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7" style:family="paragraph">
      <style:paragraph-properties fo:margin-left="0cm" fo:margin-right="0cm" fo:text-align="center" fo:text-indent="0cm"/>
      <style:text-properties fo:color="#ffffff" fo:font-size="18pt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font-size="15pt"/>
    </style:style>
    <style:style style:name="P20" style:family="paragraph"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ffffff" fo:font-family="'Times New Roman'" style:font-style-name="Regular" style:font-family-generic="roman" style:font-pitch="variable" fo:font-size="18pt"/>
    </style:style>
    <style:style style:name="T2" style:family="text">
      <style:text-properties fo:font-family="'Times New Roman'" style:font-style-name="Regular" style:font-family-generic="roman" style:font-pitch="variable" fo:font-size="20pt" style:font-size-asian="20pt" style:font-size-complex="20pt"/>
    </style:style>
    <style:style style:name="T3" style:family="text">
      <style:text-properties fo:font-family="'Times New Roman'" style:font-style-name="Regular" style:font-family-generic="roman" style:font-pitch="variable" fo:font-size="18pt"/>
    </style:style>
    <style:style style:name="T4" style:family="text">
      <style:text-properties fo:font-family="'Times New Roman'" style:font-style-name="Regular" style:font-family-generic="roman" style:font-pitch="variable" fo:font-size="15pt"/>
    </style:style>
    <style:style style:name="T5" style:family="text">
      <style:text-properties fo:color="#ffffff" fo:font-size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6" draw:layer="layout" svg:width="1.381cm" svg:height="3.254cm" draw:transform="rotate (3.1415926535892) translate (23.866cm 13.585cm)">
          <text:p text:style-name="P1"><text:span text:style-name="T1">HX</text:span></text:p>
        </draw:rect>
        <draw:custom-shape draw:style-name="gr2" draw:text-style-name="P2" draw:id="id2" draw:layer="layout" svg:width="0.857cm" svg:height="0.798cm" svg:x="22.751cm" svg:y="1.377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5">
          <draw:glue-point draw:id="4" svg:x="-4.945cm" svg:y="-3.918cm"/>
          <draw:glue-point draw:id="5" svg:x="4.94cm" svg:y="-3.299cm"/>
          <draw:g>
            <draw:custom-shape draw:style-name="gr3" draw:text-style-name="P3" draw:layer="layout" svg:width="2.784cm" svg:height="1.776cm" svg:x="17.821cm" svg:y="16.569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4" draw:text-style-name="P3" draw:layer="layout" svg:width="2.784cm" svg:height="2.959cm" svg:x="17.821cm" svg:y="13.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812cm" svg:height="2.074cm" svg:x="17.798cm" svg:y="14.123cm">
              <draw:text-box>
                <text:p text:style-name="P4"><text:span text:style-name="T2">Sep.</text:span></text:p>
              </draw:text-box>
            </draw:frame>
          </draw:g>
        </draw:g>
        <draw:frame draw:style-name="gr6" draw:text-style-name="P6" draw:layer="layout" svg:width="1.781cm" svg:height="0.093cm" svg:x="24.992cm" svg:y="14.054cm">
          <draw:text-box>
            <text:p/>
          </draw:text-box>
        </draw:frame>
        <draw:rect draw:style-name="gr7" draw:text-style-name="P7" draw:id="id1" draw:layer="layout" svg:width="2.861cm" svg:height="4.688cm" svg:x="13.378cm" svg:y="6.132cm">
          <draw:glue-point draw:id="4" svg:x="4.851cm" svg:y="-2.713cm"/>
          <draw:glue-point draw:id="5" svg:x="-4.984cm" svg:y="-2.711cm"/>
          <draw:glue-point draw:id="6" svg:x="-4.991cm" svg:y="2.832cm"/>
          <draw:glue-point draw:id="7" svg:x="5.005cm" svg:y="2.83cm"/>
          <text:p text:style-name="P4"><text:span text:style-name="T1">Reg.</text:span></text:p>
        </draw:rect>
        <draw:custom-shape draw:style-name="gr8" draw:text-style-name="P2" draw:layer="layout" svg:width="2.71cm" svg:height="2.705cm" draw:transform="rotate (3.1415926535892) translate (26.609cm 13.018cm)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8">
          <draw:g>
            <draw:circle draw:style-name="gr9" draw:text-style-name="P3" draw:layer="layout" svg:width="2.39cm" svg:height="2.39cm" draw:transform="rotate (3.1415926535892) translate (9.356cm 15.563cm)">
              <text:p/>
            </draw:circle>
            <draw:line draw:style-name="gr10" draw:text-style-name="P3" draw:layer="layout" svg:x1="8.973cm" svg:y1="15.242cm" svg:x2="8.654cm" svg:y2="13.317cm">
              <text:p/>
            </draw:line>
            <draw:line draw:style-name="gr11" draw:text-style-name="P3" draw:layer="layout" svg:x1="7.706cm" svg:y1="13.235cm" svg:x2="7.365cm" svg:y2="15.282cm">
              <text:p/>
            </draw:line>
          </draw:g>
          <draw:frame draw:style-name="gr12" draw:text-style-name="P9" draw:layer="layout" svg:width="2.051cm" svg:height="0.971cm" draw:transform="rotate (1.5707963267946) translate (7.681cm 15.565cm)">
            <draw:text-box>
              <text:p text:style-name="P8"><text:span text:style-name="T3">Comp</text:span></text:p>
            </draw:text-box>
          </draw:frame>
        </draw:g>
        <draw:g draw:id="id4">
          <draw:g>
            <draw:ellipse draw:style-name="gr13" draw:text-style-name="P3" draw:layer="layout" svg:width="2.388cm" svg:height="2.39cm" draw:transform="rotate (-1.57079632679579) translate (28.509cm 6.858cm)">
              <text:p/>
            </draw:ellipse>
            <draw:line draw:style-name="gr14" draw:text-style-name="P3" draw:layer="layout" svg:x1="28.166cm" svg:y1="8.906cm" svg:x2="27.847cm" svg:y2="6.981cm">
              <text:p/>
            </draw:line>
            <draw:line draw:style-name="gr15" draw:text-style-name="P3" draw:layer="layout" svg:x1="26.899cm" svg:y1="6.929cm" svg:x2="26.558cm" svg:y2="8.976cm">
              <text:p/>
            </draw:line>
          </draw:g>
          <draw:frame draw:style-name="gr16" draw:text-style-name="P9" draw:layer="layout" svg:width="2.226cm" svg:height="1.115cm" draw:transform="rotate (1.5707963267946) translate (26.786cm 9.254cm)">
            <draw:text-box>
              <text:p text:style-name="P8"><text:span text:style-name="T3">Pump</text:span></text:p>
            </draw:text-box>
          </draw:frame>
        </draw:g>
        <draw:rect draw:style-name="gr17" draw:text-style-name="P1" draw:id="id9" draw:layer="layout" svg:width="1.381cm" svg:height="4.253cm" draw:transform="rotate (3.1415926535892) translate (8.842cm 9.828cm)">
          <text:p text:style-name="P1"><text:span text:style-name="T1">HX</text:span></text:p>
        </draw:rect>
        <draw:custom-shape draw:style-name="gr2" draw:text-style-name="P2" draw:id="id11" draw:layer="layout" svg:width="0.857cm" svg:height="0.798cm" svg:x="7.715cm" svg:y="18.542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7">
          <draw:glue-point draw:id="4" svg:x="-4.945cm" svg:y="-3.918cm"/>
          <draw:glue-point draw:id="5" svg:x="4.94cm" svg:y="-3.299cm"/>
          <draw:g>
            <draw:custom-shape draw:style-name="gr18" draw:text-style-name="P3" draw:layer="layout" svg:width="2.784cm" svg:height="1.776cm" svg:x="2.954cm" svg:y="6.362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19" draw:text-style-name="P3" draw:layer="layout" svg:width="2.784cm" svg:height="2.959cm" svg:x="2.954cm" svg:y="3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0" draw:layer="layout" svg:width="2.812cm" svg:height="2.074cm" svg:x="2.931cm" svg:y="3.916cm">
              <draw:text-box>
                <text:p text:style-name="P4"><text:span text:style-name="T2">Sep.</text:span></text:p>
                <text:p text:style-name="P4"><text:span text:style-name="T4"/></text:p>
              </draw:text-box>
            </draw:frame>
          </draw:g>
        </draw:g>
        <draw:custom-shape draw:style-name="gr20" draw:text-style-name="P2" draw:layer="layout" svg:width="1.846cm" svg:height="2.705cm" svg:x="8.999cm" svg:y="6.491cm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3">
          <draw:g>
            <draw:circle draw:style-name="gr21" draw:text-style-name="P3" draw:layer="layout" svg:width="2.39cm" svg:height="2.39cm" draw:transform="rotate (-1.57079632679579) translate (24.375cm 5.02cm)">
              <text:p/>
            </draw:circle>
            <draw:line draw:style-name="gr22" draw:text-style-name="P3" draw:layer="layout" svg:x1="24.032cm" svg:y1="7.069cm" svg:x2="23.713cm" svg:y2="5.144cm">
              <text:p/>
            </draw:line>
            <draw:line draw:style-name="gr23" draw:text-style-name="P3" draw:layer="layout" svg:x1="22.765cm" svg:y1="5.092cm" svg:x2="22.424cm" svg:y2="7.139cm">
              <text:p/>
            </draw:line>
          </draw:g>
          <draw:frame draw:style-name="gr24" draw:text-style-name="P9" draw:layer="layout" svg:width="1.526cm" svg:height="0.971cm" draw:transform="rotate (1.5707963267946) translate (22.678cm 6.917cm)">
            <draw:text-box>
              <text:p text:style-name="P8"><text:span text:style-name="T3">Exp</text:span></text:p>
            </draw:text-box>
          </draw:frame>
        </draw:g>
        <draw:g draw:id="id10">
          <draw:g>
            <draw:ellipse draw:style-name="gr25" draw:text-style-name="P3" draw:layer="layout" svg:width="2.388cm" svg:height="2.39cm" svg:x="3.138cm" svg:y="11.839cm">
              <text:p/>
            </draw:ellipse>
            <draw:line draw:style-name="gr26" draw:text-style-name="P3" draw:layer="layout" svg:x1="5.133cm" svg:y1="13.849cm" svg:x2="4.814cm" svg:y2="11.924cm">
              <text:p/>
            </draw:line>
            <draw:line draw:style-name="gr27" draw:text-style-name="P3" draw:layer="layout" svg:x1="3.866cm" svg:y1="11.894cm" svg:x2="3.525cm" svg:y2="13.941cm">
              <text:p/>
            </draw:line>
          </draw:g>
          <draw:frame draw:style-name="gr16" draw:text-style-name="P9" draw:layer="layout" svg:width="3.312cm" svg:height="1.115cm" draw:transform="rotate (1.5707963267946) translate (3.815cm 14.154cm)">
            <draw:text-box>
              <text:p text:style-name="P8"><text:span text:style-name="T3">H. Exp</text:span></text:p>
            </draw:text-box>
          </draw:frame>
        </draw:g>
        <draw:connector draw:style-name="gr28" draw:text-style-name="P2" draw:layer="layout" draw:line-skew="-0.254cm" svg:x1="16.195cm" svg:y1="7.205cm" svg:x2="22.751cm" svg:y2="1.776cm" draw:start-shape="id1" draw:start-glue-point="4" draw:end-shape="id2" draw:end-glue-point="6" svg:d="m16195 7205h3020v-5429h3536">
          <text:p/>
        </draw:connector>
        <draw:connector draw:style-name="gr29" draw:text-style-name="P2" draw:layer="layout" svg:x1="23.18cm" svg:y1="2.175cm" svg:x2="23.168cm" svg:y2="5.004cm" draw:start-shape="id2" draw:start-glue-point="8" draw:end-shape="id3" draw:end-glue-point="0" svg:d="m23180 2175v1414h-12v1415">
          <text:p/>
        </draw:connector>
        <draw:connector draw:style-name="gr30" draw:text-style-name="P2" draw:layer="layout" draw:line-skew="1.765cm" svg:x1="27.314cm" svg:y1="6.858cm" svg:x2="23.608cm" svg:y2="1.776cm" draw:start-shape="id4" draw:start-glue-point="0" draw:end-shape="id2" draw:end-glue-point="10" svg:d="m27314 6858v-5082h-3706">
          <text:p/>
        </draw:connector>
        <draw:connector draw:style-name="gr30" draw:text-style-name="P2" draw:layer="layout" draw:line-skew="-0.107cm" svg:x1="19.204cm" svg:y1="18.345cm" svg:x2="27.314cm" svg:y2="9.254cm" draw:start-shape="id5" draw:start-glue-point="2" draw:end-shape="id4" draw:end-glue-point="2" svg:d="m19204 18345v446h8110v-9537">
          <text:p/>
        </draw:connector>
        <draw:connector draw:style-name="gr29" draw:text-style-name="P2" draw:layer="layout" svg:x1="23.168cm" svg:y1="7.394cm" svg:x2="23.176cm" svg:y2="10.331cm" draw:start-shape="id3" draw:start-glue-point="2" draw:end-shape="id6" draw:end-glue-point="2" svg:d="m23168 7394v1494h8v1443">
          <text:p/>
        </draw:connector>
        <draw:connector draw:style-name="gr29" draw:text-style-name="P2" draw:layer="layout" svg:x1="23.176cm" svg:y1="13.585cm" svg:x2="20.593cm" svg:y2="14.415cm" draw:start-shape="id6" draw:start-glue-point="0" draw:end-shape="id5" draw:end-glue-point="5" svg:d="m23176 13585v830h-2583">
          <text:p/>
        </draw:connector>
        <draw:connector draw:style-name="gr28" draw:text-style-name="P2" draw:layer="layout" svg:x1="19.204cm" svg:y1="13.61cm" svg:x2="16.239cm" svg:y2="9.802cm" draw:start-shape="id5" draw:start-glue-point="0" draw:end-shape="id1" draw:end-glue-point="7" svg:d="m19204 13610v-3808h-2965">
          <text:p/>
        </draw:connector>
        <draw:connector draw:style-name="gr31" draw:text-style-name="P2" draw:layer="layout" draw:line-skew="-1.077cm 1.258cm" svg:x1="4.337cm" svg:y1="3.403cm" svg:x2="13.383cm" svg:y2="7.206cm" draw:start-shape="id7" draw:start-glue-point="0" draw:end-shape="id1" draw:end-glue-point="5" svg:d="m4337 3403v-1629h6505v5432h2541">
          <text:p/>
        </draw:connector>
        <draw:connector draw:style-name="gr32" draw:text-style-name="P2" draw:layer="layout" svg:x1="8.161cm" svg:y1="13.173cm" svg:x2="8.152cm" svg:y2="9.828cm" draw:start-shape="id8" draw:start-glue-point="0" draw:end-shape="id9" draw:end-glue-point="0" svg:d="m8161 13173v-1697h-9v-1648">
          <text:p/>
        </draw:connector>
        <draw:connector draw:style-name="gr32" draw:text-style-name="P2" draw:layer="layout" svg:x1="8.152cm" svg:y1="5.575cm" svg:x2="5.726cm" svg:y2="4.208cm" draw:start-shape="id9" draw:start-glue-point="2" draw:end-shape="id7" draw:end-glue-point="5" svg:d="m8152 5575v-1367h-2426">
          <text:p/>
        </draw:connector>
        <draw:connector draw:style-name="gr33" draw:text-style-name="P2" draw:layer="layout" svg:x1="4.337cm" svg:y1="8.138cm" svg:x2="4.332cm" svg:y2="11.839cm" draw:start-shape="id7" draw:start-glue-point="2" draw:end-shape="id10" draw:end-glue-point="0" svg:d="m4337 8138v1851h-5v1850">
          <text:p/>
        </draw:connector>
        <draw:connector draw:style-name="gr31" draw:text-style-name="P2" draw:layer="layout" draw:line-skew="-0.158cm" svg:x1="13.381cm" svg:y1="9.803cm" svg:x2="8.572cm" svg:y2="18.941cm" draw:start-shape="id1" draw:start-glue-point="6" draw:end-shape="id11" draw:end-glue-point="10" svg:d="m13381 9803h-2539v9138h-2270">
          <text:p/>
        </draw:connector>
        <draw:connector draw:style-name="gr32" draw:text-style-name="P2" draw:layer="layout" svg:x1="8.144cm" svg:y1="18.542cm" svg:x2="8.161cm" svg:y2="15.565cm" draw:start-shape="id11" draw:start-glue-point="4" draw:end-shape="id8" draw:end-glue-point="2" svg:d="m8144 18542v-1489h17v-1488">
          <text:p/>
        </draw:connector>
        <draw:connector draw:style-name="gr33" draw:text-style-name="P2" draw:layer="layout" svg:x1="4.332cm" svg:y1="14.229cm" svg:x2="7.715cm" svg:y2="18.941cm" draw:start-shape="id10" draw:start-glue-point="2" draw:end-shape="id11" draw:end-glue-point="6" svg:d="m4332 14229v4712h3383">
          <text:p/>
        </draw:connector>
        <draw:line draw:style-name="gr34" draw:text-style-name="P2" draw:layer="layout" svg:x1="12.67cm" svg:y1="2.436cm" svg:x2="14.277cm" svg:y2="2.436cm">
          <text:p/>
        </draw:line>
        <draw:line draw:style-name="gr35" draw:text-style-name="P2" draw:layer="layout" svg:x1="12.671cm" svg:y1="3.139cm" svg:x2="14.278cm" svg:y2="3.139cm">
          <text:p/>
        </draw:line>
        <draw:line draw:style-name="gr36" draw:text-style-name="P2" draw:layer="layout" svg:x1="12.741cm" svg:y1="3.831cm" svg:x2="14.348cm" svg:y2="3.831cm">
          <text:p/>
        </draw:line>
        <draw:frame draw:style-name="gr37" draw:text-style-name="P11" draw:layer="layout" svg:width="3.34cm" svg:height="3.131cm" svg:x="14.45cm" svg:y="1.951cm">
          <draw:text-box>
            <text:p><text:span text:style-name="T3">Liquid</text:span></text:p>
            <text:p><text:span text:style-name="T3">Two-Phase</text:span></text:p>
            <text:p><text:span text:style-name="T3">Gas</text:span></text:p>
            <text:p><text:span text:style-name="T3">State Point</text:span></text:p>
          </draw:text-box>
        </draw:frame>
        <draw:circle draw:style-name="gr38" draw:text-style-name="P13" draw:layer="layout" svg:width="0.843cm" svg:height="0.843cm" svg:x="9.649cm" svg:y="18.555cm">
          <text:p text:style-name="P12"><text:span text:style-name="T3">20</text:span></text:p>
        </draw:circle>
        <draw:circle draw:style-name="gr38" draw:text-style-name="P13" draw:layer="layout" svg:width="0.843cm" svg:height="0.843cm" svg:x="7.735cm" svg:y="17.519cm">
          <text:p text:style-name="P12"><text:span text:style-name="T3">21</text:span></text:p>
        </draw:circle>
        <draw:circle draw:style-name="gr38" draw:text-style-name="P13" draw:layer="layout" svg:width="0.843cm" svg:height="0.843cm" svg:x="3.896cm" svg:y="14.597cm">
          <text:p text:style-name="P12"><text:span text:style-name="T3">25</text:span></text:p>
        </draw:circle>
        <draw:circle draw:style-name="gr38" draw:text-style-name="P13" draw:layer="layout" svg:width="0.843cm" svg:height="0.843cm" svg:x="5.79cm" svg:y="18.527cm">
          <text:p text:style-name="P12"><text:span text:style-name="T3">19</text:span></text:p>
        </draw:circle>
        <draw:circle draw:style-name="gr38" draw:text-style-name="P13" draw:layer="layout" svg:width="0.843cm" svg:height="0.843cm" svg:x="3.926cm" svg:y="10.165cm">
          <text:p text:style-name="P12"><text:span text:style-name="T3">24</text:span></text:p>
        </draw:circle>
        <draw:circle draw:style-name="gr38" draw:text-style-name="P13" draw:layer="layout" svg:width="0.843cm" svg:height="0.843cm" svg:x="3.926cm" svg:y="8.421cm">
          <text:p text:style-name="P12"><text:span text:style-name="T3">31</text:span></text:p>
        </draw:circle>
        <draw:circle draw:style-name="gr38" draw:text-style-name="P13" draw:layer="layout" svg:width="0.843cm" svg:height="0.843cm" svg:x="11.171cm" svg:y="9.388cm">
          <text:p text:style-name="P12"><text:span text:style-name="T3">10</text:span></text:p>
        </draw:circle>
        <draw:circle draw:style-name="gr38" draw:text-style-name="P13" draw:layer="layout" svg:width="0.843cm" svg:height="0.843cm" svg:x="7.765cm" svg:y="16.32cm">
          <text:p text:style-name="P12"><text:span text:style-name="T3">22</text:span></text:p>
        </draw:circle>
        <draw:circle draw:style-name="gr38" draw:text-style-name="P13" draw:layer="layout" svg:width="0.843cm" svg:height="0.843cm" svg:x="7.766cm" svg:y="12.121cm">
          <text:p text:style-name="P12"><text:span text:style-name="T3">23</text:span></text:p>
        </draw:circle>
        <draw:circle draw:style-name="gr38" draw:text-style-name="P13" draw:layer="layout" svg:width="0.843cm" svg:height="0.843cm" svg:x="7.794cm" svg:y="4.572cm">
          <text:p text:style-name="P12"><text:span text:style-name="T3">30</text:span></text:p>
        </draw:circle>
        <draw:circle draw:style-name="gr38" draw:text-style-name="P13" draw:layer="layout" svg:width="0.843cm" svg:height="0.843cm" svg:x="6.495cm" svg:y="3.773cm">
          <text:p text:style-name="P12"><text:span text:style-name="T3">26</text:span></text:p>
        </draw:circle>
        <draw:circle draw:style-name="gr38" draw:text-style-name="P13" draw:layer="layout" svg:width="0.843cm" svg:height="0.843cm" svg:x="7.767cm" svg:y="10.722cm">
          <text:p text:style-name="P12"><text:span text:style-name="T3">29</text:span></text:p>
        </draw:circle>
        <draw:circle draw:style-name="gr38" draw:text-style-name="P13" draw:layer="layout" svg:width="0.843cm" svg:height="0.843cm" svg:x="3.904cm" svg:y="1.352cm">
          <text:p text:style-name="P12"><text:span text:style-name="T3">32</text:span></text:p>
        </draw:circle>
        <draw:circle draw:style-name="gr38" draw:text-style-name="P13" draw:layer="layout" svg:width="0.843cm" svg:height="0.843cm" svg:x="11.158cm" svg:y="6.82cm">
          <text:p text:style-name="P12"><text:span text:style-name="T3">8</text:span></text:p>
        </draw:circle>
        <draw:circle draw:style-name="gr38" draw:text-style-name="P13" draw:layer="layout" svg:width="0.843cm" svg:height="0.843cm" svg:x="17.097cm" svg:y="6.854cm">
          <text:p text:style-name="P12"><text:span text:style-name="T3">9</text:span></text:p>
        </draw:circle>
        <draw:circle draw:style-name="gr38" draw:text-style-name="P13" draw:layer="layout" svg:width="0.843cm" svg:height="0.843cm" svg:x="17.119cm" svg:y="9.284cm">
          <text:p text:style-name="P12"><text:span text:style-name="T3">11</text:span></text:p>
        </draw:circle>
        <draw:circle draw:style-name="gr38" draw:text-style-name="P13" draw:layer="layout" svg:width="0.843cm" svg:height="0.843cm" svg:x="18.791cm" svg:y="12.38cm">
          <text:p text:style-name="P12"><text:span text:style-name="T3">13</text:span></text:p>
        </draw:circle>
        <draw:circle draw:style-name="gr38" draw:text-style-name="P13" draw:layer="layout" svg:width="0.843cm" svg:height="0.843cm" svg:x="19.926cm" svg:y="18.398cm">
          <text:p text:style-name="P12"><text:span text:style-name="T3">12</text:span></text:p>
        </draw:circle>
        <draw:circle draw:style-name="gr38" draw:text-style-name="P13" draw:layer="layout" svg:width="0.843cm" svg:height="0.843cm" svg:x="26.854cm" svg:y="10.42cm">
          <text:p text:style-name="P12"><text:span text:style-name="T3">1</text:span></text:p>
        </draw:circle>
        <draw:circle draw:style-name="gr38" draw:text-style-name="P13" draw:layer="layout" svg:width="0.843cm" svg:height="0.843cm" svg:x="26.9cm" svg:y="5.751cm">
          <text:p text:style-name="P12"><text:span text:style-name="T3">2</text:span></text:p>
        </draw:circle>
        <draw:circle draw:style-name="gr38" draw:text-style-name="P13" draw:layer="layout" svg:width="0.843cm" svg:height="0.843cm" svg:x="24.552cm" svg:y="1.304cm">
          <text:p text:style-name="P12"><text:span text:style-name="T3">3</text:span></text:p>
        </draw:circle>
        <draw:circle draw:style-name="gr38" draw:text-style-name="P13" draw:layer="layout" svg:width="0.843cm" svg:height="0.843cm" svg:x="20.961cm" svg:y="1.393cm">
          <text:p text:style-name="P12"><text:span text:style-name="T3">4</text:span></text:p>
        </draw:circle>
        <draw:circle draw:style-name="gr38" draw:text-style-name="P13" draw:layer="layout" svg:width="0.843cm" svg:height="0.843cm" svg:x="22.723cm" svg:y="2.237cm">
          <text:p text:style-name="P12"><text:span text:style-name="T3">5</text:span></text:p>
        </draw:circle>
        <draw:circle draw:style-name="gr38" draw:text-style-name="P13" draw:layer="layout" svg:width="0.843cm" svg:height="0.843cm" svg:x="22.724cm" svg:y="3.35cm">
          <text:p text:style-name="P12"><text:span text:style-name="T3">6</text:span></text:p>
        </draw:circle>
        <draw:circle draw:style-name="gr38" draw:text-style-name="P13" draw:layer="layout" svg:width="0.843cm" svg:height="0.843cm" svg:x="22.725cm" svg:y="7.651cm">
          <text:p text:style-name="P12"><text:span text:style-name="T3">7</text:span></text:p>
        </draw:circle>
        <draw:circle draw:style-name="gr38" draw:text-style-name="P13" draw:layer="layout" svg:width="0.843cm" svg:height="0.843cm" svg:x="22.726cm" svg:y="8.752cm">
          <text:p text:style-name="P12"><text:span text:style-name="T3">16</text:span></text:p>
        </draw:circle>
        <draw:circle draw:style-name="gr38" draw:text-style-name="P13" draw:layer="layout" svg:width="0.843cm" svg:height="0.843cm" svg:x="22.739cm" svg:y="14.039cm">
          <text:p text:style-name="P12"><text:span text:style-name="T3">17</text:span></text:p>
        </draw:circle>
        <draw:circle draw:style-name="gr38" draw:text-style-name="P13" draw:layer="layout" svg:width="0.843cm" svg:height="0.843cm" svg:x="21.504cm" svg:y="14.036cm">
          <text:p text:style-name="P12"><text:span text:style-name="T3">14</text:span></text:p>
        </draw:circle>
        <draw:circle draw:style-name="gr38" draw:text-style-name="P13" draw:layer="layout" svg:width="0.843cm" svg:height="0.843cm" svg:x="13.077cm" svg:y="4.102cm">
          <text:p text:style-name="P12"><text:span text:style-name="T3">#</text:span></text:p>
        </draw:circle>
        <draw:rect draw:style-name="gr39" draw:text-style-name="P2" draw:layer="layout" svg:width="6.164cm" svg:height="3.489cm" svg:x="11.932cm" svg:y="1.787cm">
          <text:p/>
        </draw:rect>
        <draw:rect draw:style-name="gr40" draw:text-style-name="P2" draw:layer="layout" svg:width="0.763cm" svg:height="1.502cm" svg:x="18.855cm" svg:y="5.125cm">
          <text:p/>
        </draw:rect>
        <draw:frame draw:style-name="gr12" draw:text-style-name="P11" draw:layer="layout" svg:width="3.487cm" svg:height="0.971cm" draw:transform="rotate (1.5707963267946) translate (19.713cm 7.626cm)">
          <draw:text-box>
            <text:p><text:span text:style-name="T3">Flow Meter</text:span></text:p>
          </draw:text-box>
        </draw:frame>
        <draw:connector draw:style-name="gr41" draw:text-style-name="P12" draw:layer="layout" draw:type="line" svg:x1="13.383cm" svg:y1="7.206cm" svg:x2="16.195cm" svg:y2="7.205cm" draw:start-shape="id1" draw:start-glue-point="5" draw:end-shape="id1" draw:end-glue-point="4" svg:d="m13383 7206 2812-1">
          <text:p/>
        </draw:connector>
        <draw:connector draw:style-name="gr41" draw:text-style-name="P12" draw:layer="layout" draw:type="line" svg:x1="13.381cm" svg:y1="9.803cm" svg:x2="16.239cm" svg:y2="9.802cm" draw:start-shape="id1" draw:start-glue-point="6" draw:end-shape="id1" draw:end-glue-point="7" svg:d="m13381 9803 2858-1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14" draw:id="id17" draw:layer="layout" svg:width="1.381cm" svg:height="3.254cm" draw:transform="rotate (3.1415926535892) translate (23.866cm 13.585cm)">
          <text:p text:style-name="P14"><text:span text:style-name="T5">HX</text:span></text:p>
        </draw:rect>
        <draw:custom-shape draw:style-name="gr2" draw:text-style-name="P12" draw:id="id13" draw:layer="layout" svg:width="0.857cm" svg:height="0.798cm" svg:x="22.751cm" svg:y="1.347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16">
          <draw:glue-point draw:id="4" svg:x="-4.945cm" svg:y="-3.918cm"/>
          <draw:glue-point draw:id="5" svg:x="4.94cm" svg:y="-3.299cm"/>
          <draw:g>
            <draw:custom-shape draw:style-name="gr42" draw:text-style-name="P15" draw:layer="layout" svg:width="2.784cm" svg:height="1.776cm" svg:x="17.821cm" svg:y="16.569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43" draw:text-style-name="P15" draw:layer="layout" svg:width="2.784cm" svg:height="2.959cm" svg:x="17.821cm" svg:y="13.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6" draw:layer="layout" svg:width="2.812cm" svg:height="2.074cm" svg:x="17.798cm" svg:y="14.123cm">
              <draw:text-box>
                <text:p text:style-name="P4"><text:span text:style-name="T6">Sep.</text:span></text:p>
              </draw:text-box>
            </draw:frame>
          </draw:g>
        </draw:g>
        <draw:frame draw:style-name="gr6" draw:text-style-name="P8" draw:layer="layout" svg:width="1.781cm" svg:height="0.093cm" svg:x="24.992cm" svg:y="14.054cm">
          <draw:text-box>
            <text:p/>
          </draw:text-box>
        </draw:frame>
        <draw:rect draw:style-name="gr7" draw:text-style-name="P17" draw:id="id12" draw:layer="layout" svg:width="2.861cm" svg:height="4.688cm" svg:x="13.378cm" svg:y="6.132cm">
          <draw:glue-point draw:id="4" svg:x="4.998cm" svg:y="-2.54cm"/>
          <draw:glue-point draw:id="5" svg:x="-4.991cm" svg:y="-2.668cm"/>
          <draw:glue-point draw:id="6" svg:x="-4.991cm" svg:y="2.832cm"/>
          <draw:glue-point draw:id="7" svg:x="4.998cm" svg:y="2.666cm"/>
          <text:p text:style-name="P4"><text:span text:style-name="T5">Reg.</text:span></text:p>
        </draw:rect>
        <draw:custom-shape draw:style-name="gr8" draw:text-style-name="P12" draw:layer="layout" svg:width="2.71cm" svg:height="2.705cm" draw:transform="rotate (3.1415926535892) translate (26.609cm 13.018cm)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19">
          <draw:g>
            <draw:circle draw:style-name="gr44" draw:text-style-name="P15" draw:layer="layout" svg:width="2.39cm" svg:height="2.39cm" draw:transform="rotate (3.1415926535892) translate (9.356cm 15.563cm)">
              <text:p/>
            </draw:circle>
            <draw:line draw:style-name="gr45" draw:text-style-name="P15" draw:layer="layout" svg:x1="8.973cm" svg:y1="15.242cm" svg:x2="8.654cm" svg:y2="13.317cm">
              <text:p/>
            </draw:line>
            <draw:line draw:style-name="gr46" draw:text-style-name="P15" draw:layer="layout" svg:x1="7.706cm" svg:y1="13.235cm" svg:x2="7.365cm" svg:y2="15.282cm">
              <text:p/>
            </draw:line>
          </draw:g>
          <draw:frame draw:style-name="gr12" draw:text-style-name="P18" draw:layer="layout" svg:width="2.191cm" svg:height="0.963cm" draw:transform="rotate (1.5707963267946) translate (7.681cm 15.565cm)">
            <draw:text-box>
              <text:p text:style-name="P8"><text:span text:style-name="T7">Comp</text:span></text:p>
            </draw:text-box>
          </draw:frame>
        </draw:g>
        <draw:g draw:id="id15">
          <draw:g>
            <draw:ellipse draw:style-name="gr47" draw:text-style-name="P15" draw:layer="layout" svg:width="2.388cm" svg:height="2.39cm" draw:transform="rotate (-1.57079632679579) translate (28.509cm 6.858cm)">
              <text:p/>
            </draw:ellipse>
            <draw:line draw:style-name="gr48" draw:text-style-name="P15" draw:layer="layout" svg:x1="28.166cm" svg:y1="8.906cm" svg:x2="27.847cm" svg:y2="6.981cm">
              <text:p/>
            </draw:line>
            <draw:line draw:style-name="gr49" draw:text-style-name="P15" draw:layer="layout" svg:x1="26.899cm" svg:y1="6.929cm" svg:x2="26.558cm" svg:y2="8.976cm">
              <text:p/>
            </draw:line>
          </draw:g>
          <draw:frame draw:style-name="gr16" draw:text-style-name="P18" draw:layer="layout" svg:width="2.226cm" svg:height="1.115cm" draw:transform="rotate (1.5707963267946) translate (26.786cm 9.254cm)">
            <draw:text-box>
              <text:p text:style-name="P8"><text:span text:style-name="T7">Pump</text:span></text:p>
            </draw:text-box>
          </draw:frame>
        </draw:g>
        <draw:rect draw:style-name="gr17" draw:text-style-name="P14" draw:id="id20" draw:layer="layout" svg:width="1.381cm" svg:height="4.253cm" draw:transform="rotate (3.1415926535892) translate (8.842cm 9.828cm)">
          <text:p text:style-name="P14"><text:span text:style-name="T5">HX</text:span></text:p>
        </draw:rect>
        <draw:custom-shape draw:style-name="gr2" draw:text-style-name="P12" draw:id="id22" draw:layer="layout" svg:width="0.857cm" svg:height="0.798cm" svg:x="7.715cm" svg:y="18.542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18">
          <draw:glue-point draw:id="4" svg:x="-4.945cm" svg:y="-3.918cm"/>
          <draw:glue-point draw:id="5" svg:x="4.94cm" svg:y="-3.299cm"/>
          <draw:g>
            <draw:custom-shape draw:style-name="gr50" draw:text-style-name="P15" draw:layer="layout" svg:width="2.784cm" svg:height="1.776cm" svg:x="2.954cm" svg:y="6.362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51" draw:text-style-name="P15" draw:layer="layout" svg:width="2.784cm" svg:height="2.959cm" svg:x="2.954cm" svg:y="3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9" draw:layer="layout" svg:width="2.812cm" svg:height="2.074cm" svg:x="2.931cm" svg:y="3.916cm">
              <draw:text-box>
                <text:p text:style-name="P4"><text:span text:style-name="T6">Sep.</text:span></text:p>
                <text:p text:style-name="P4"><text:span text:style-name="T8"/></text:p>
              </draw:text-box>
            </draw:frame>
          </draw:g>
        </draw:g>
        <draw:custom-shape draw:style-name="gr20" draw:text-style-name="P12" draw:layer="layout" svg:width="1.846cm" svg:height="2.705cm" svg:x="8.999cm" svg:y="6.491cm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14">
          <draw:g>
            <draw:circle draw:style-name="gr52" draw:text-style-name="P15" draw:layer="layout" svg:width="2.39cm" svg:height="2.39cm" draw:transform="rotate (1.5707963267946) translate (21.973cm 7.394cm)">
              <text:p/>
            </draw:circle>
            <draw:line draw:style-name="gr53" draw:text-style-name="P15" draw:layer="layout" svg:x1="22.316cm" svg:y1="5.345cm" svg:x2="22.635cm" svg:y2="7.27cm">
              <text:p/>
            </draw:line>
            <draw:line draw:style-name="gr54" draw:text-style-name="P15" draw:layer="layout" svg:x1="23.583cm" svg:y1="7.322cm" svg:x2="23.924cm" svg:y2="5.275cm">
              <text:p/>
            </draw:line>
          </draw:g>
          <draw:frame draw:style-name="gr24" draw:text-style-name="P18" draw:layer="layout" svg:width="1.59cm" svg:height="0.963cm" draw:transform="rotate (1.5707963267946) translate (22.678cm 6.917cm)">
            <draw:text-box>
              <text:p text:style-name="P8"><text:span text:style-name="T7">Exp</text:span></text:p>
            </draw:text-box>
          </draw:frame>
        </draw:g>
        <draw:g draw:id="id21">
          <draw:g>
            <draw:ellipse draw:style-name="gr55" draw:text-style-name="P15" draw:layer="layout" svg:width="2.388cm" svg:height="2.39cm" svg:x="3.138cm" svg:y="11.839cm">
              <text:p/>
            </draw:ellipse>
            <draw:line draw:style-name="gr56" draw:text-style-name="P15" draw:layer="layout" svg:x1="5.133cm" svg:y1="13.849cm" svg:x2="4.814cm" svg:y2="11.924cm">
              <text:p/>
            </draw:line>
            <draw:line draw:style-name="gr57" draw:text-style-name="P15" draw:layer="layout" svg:x1="3.866cm" svg:y1="11.894cm" svg:x2="3.525cm" svg:y2="13.941cm">
              <text:p/>
            </draw:line>
          </draw:g>
          <draw:frame draw:style-name="gr16" draw:text-style-name="P18" draw:layer="layout" svg:width="2.226cm" svg:height="1.115cm" draw:transform="rotate (1.5707963267946) translate (3.815cm 14.154cm)">
            <draw:text-box>
              <text:p text:style-name="P8"><text:span text:style-name="T7">Motor</text:span></text:p>
            </draw:text-box>
          </draw:frame>
        </draw:g>
        <draw:connector draw:style-name="gr28" draw:text-style-name="P12" draw:layer="layout" draw:line-skew="-0.254cm" svg:x1="16.237cm" svg:y1="7.286cm" svg:x2="22.751cm" svg:y2="1.745cm" draw:start-shape="id12" draw:start-glue-point="4" draw:end-shape="id13" draw:end-glue-point="6" svg:d="m16237 7286h2953v-5541h3561">
          <text:p/>
        </draw:connector>
        <draw:connector draw:style-name="gr29" draw:text-style-name="P12" draw:layer="layout" svg:x1="23.18cm" svg:y1="2.145cm" svg:x2="23.168cm" svg:y2="5.004cm" draw:start-shape="id13" draw:start-glue-point="8" draw:end-shape="id14" draw:end-glue-point="0" svg:d="m23180 2145v1429h-12v1430">
          <text:p/>
        </draw:connector>
        <draw:connector draw:style-name="gr30" draw:text-style-name="P12" draw:layer="layout" draw:line-skew="1.765cm" svg:x1="27.314cm" svg:y1="6.858cm" svg:x2="23.608cm" svg:y2="1.746cm" draw:start-shape="id15" draw:start-glue-point="0" draw:end-shape="id13" draw:end-glue-point="10" svg:d="m27314 6858v-5112h-3706">
          <text:p/>
        </draw:connector>
        <draw:connector draw:style-name="gr30" draw:text-style-name="P12" draw:layer="layout" draw:line-skew="-0.107cm" svg:x1="19.204cm" svg:y1="18.345cm" svg:x2="27.314cm" svg:y2="9.246cm" draw:start-shape="id16" draw:start-glue-point="2" draw:end-shape="id15" draw:end-glue-point="2" svg:d="m19204 18345v446h8110v-9545">
          <text:p/>
        </draw:connector>
        <draw:connector draw:style-name="gr29" draw:text-style-name="P12" draw:layer="layout" svg:x1="23.168cm" svg:y1="7.394cm" svg:x2="23.176cm" svg:y2="10.331cm" draw:start-shape="id14" draw:start-glue-point="2" draw:end-shape="id17" draw:end-glue-point="2" svg:d="m23168 7394v1494h8v1443">
          <text:p/>
        </draw:connector>
        <draw:connector draw:style-name="gr29" draw:text-style-name="P12" draw:layer="layout" svg:x1="23.176cm" svg:y1="13.585cm" svg:x2="20.593cm" svg:y2="14.415cm" draw:start-shape="id17" draw:start-glue-point="0" draw:end-shape="id16" draw:end-glue-point="5" svg:d="m23176 13585v830h-2583">
          <text:p/>
        </draw:connector>
        <draw:connector draw:style-name="gr28" draw:text-style-name="P12" draw:layer="layout" svg:x1="19.204cm" svg:y1="13.61cm" svg:x2="16.237cm" svg:y2="9.725cm" draw:start-shape="id16" draw:start-glue-point="0" draw:end-shape="id12" draw:end-glue-point="7" svg:d="m19204 13610v-3885h-2967">
          <text:p/>
        </draw:connector>
        <draw:connector draw:style-name="gr31" draw:text-style-name="P12" draw:layer="layout" draw:line-skew="-0.961cm 1.933cm" svg:x1="4.337cm" svg:y1="3.403cm" svg:x2="13.381cm" svg:y2="7.226cm" draw:start-shape="id18" draw:start-glue-point="0" draw:end-shape="id12" draw:end-glue-point="5" svg:d="m4337 3403v-1513h7206v5336h1838">
          <text:p/>
        </draw:connector>
        <draw:connector draw:style-name="gr32" draw:text-style-name="P12" draw:layer="layout" svg:x1="8.161cm" svg:y1="13.173cm" svg:x2="8.152cm" svg:y2="9.828cm" draw:start-shape="id19" draw:start-glue-point="0" draw:end-shape="id20" draw:end-glue-point="0" svg:d="m8161 13173v-1698h-9v-1647">
          <text:p/>
        </draw:connector>
        <draw:connector draw:style-name="gr32" draw:text-style-name="P12" draw:layer="layout" svg:x1="8.152cm" svg:y1="5.575cm" svg:x2="5.726cm" svg:y2="4.208cm" draw:start-shape="id20" draw:start-glue-point="2" draw:end-shape="id18" draw:end-glue-point="5" svg:d="m8152 5575v-1367h-2426">
          <text:p/>
        </draw:connector>
        <draw:connector draw:style-name="gr33" draw:text-style-name="P12" draw:layer="layout" svg:x1="4.337cm" svg:y1="8.138cm" svg:x2="4.332cm" svg:y2="11.839cm" draw:start-shape="id18" draw:start-glue-point="2" draw:end-shape="id21" draw:end-glue-point="0" svg:d="m4337 8138v1877h-5v1824">
          <text:p/>
        </draw:connector>
        <draw:connector draw:style-name="gr31" draw:text-style-name="P12" draw:layer="layout" draw:line-skew="0.517cm" svg:x1="13.381cm" svg:y1="9.803cm" svg:x2="8.572cm" svg:y2="18.94cm" draw:start-shape="id12" draw:start-glue-point="6" draw:end-shape="id22" draw:end-glue-point="10" svg:d="m13381 9803h-1838v9137h-2971">
          <text:p/>
        </draw:connector>
        <draw:connector draw:style-name="gr32" draw:text-style-name="P12" draw:layer="layout" svg:x1="8.143cm" svg:y1="18.542cm" svg:x2="8.161cm" svg:y2="15.563cm" draw:start-shape="id22" draw:start-glue-point="4" draw:end-shape="id19" draw:end-glue-point="2" svg:d="m8143 18542v-1515h18v-1464">
          <text:p/>
        </draw:connector>
        <draw:connector draw:style-name="gr33" draw:text-style-name="P12" draw:layer="layout" svg:x1="4.332cm" svg:y1="14.229cm" svg:x2="7.715cm" svg:y2="18.94cm" draw:start-shape="id21" draw:start-glue-point="2" draw:end-shape="id22" draw:end-glue-point="6" svg:d="m4332 14229v4711h3383">
          <text:p/>
        </draw:connector>
        <draw:line draw:style-name="gr34" draw:text-style-name="P12" draw:layer="layout" svg:x1="12.87cm" svg:y1="2.336cm" svg:x2="14.477cm" svg:y2="2.336cm">
          <text:p/>
        </draw:line>
        <draw:line draw:style-name="gr35" draw:text-style-name="P12" draw:layer="layout" svg:x1="12.871cm" svg:y1="3.039cm" svg:x2="14.478cm" svg:y2="3.039cm">
          <text:p/>
        </draw:line>
        <draw:line draw:style-name="gr36" draw:text-style-name="P12" draw:layer="layout" svg:x1="12.941cm" svg:y1="3.731cm" svg:x2="14.548cm" svg:y2="3.731cm">
          <text:p/>
        </draw:line>
        <draw:frame draw:style-name="gr37" draw:layer="layout" svg:width="4.125cm" svg:height="3.099cm" svg:x="14.55cm" svg:y="1.851cm">
          <draw:text-box>
            <text:p>Liquid</text:p>
            <text:p>Two-Phase</text:p>
            <text:p>Gas</text:p>
            <text:p>State Point</text:p>
          </draw:text-box>
        </draw:frame>
        <draw:circle draw:style-name="gr58" draw:text-style-name="P12" draw:layer="layout" svg:width="0.843cm" svg:height="0.843cm" svg:x="9.649cm" svg:y="18.555cm">
          <text:p text:style-name="P12">20</text:p>
        </draw:circle>
        <draw:circle draw:style-name="gr58" draw:text-style-name="P12" draw:layer="layout" svg:width="0.843cm" svg:height="0.843cm" svg:x="7.735cm" svg:y="17.519cm">
          <text:p text:style-name="P12">21</text:p>
        </draw:circle>
        <draw:circle draw:style-name="gr58" draw:text-style-name="P12" draw:layer="layout" svg:width="0.843cm" svg:height="0.843cm" svg:x="3.896cm" svg:y="14.597cm">
          <text:p text:style-name="P12">25</text:p>
        </draw:circle>
        <draw:circle draw:style-name="gr58" draw:text-style-name="P12" draw:layer="layout" svg:width="0.843cm" svg:height="0.843cm" svg:x="5.79cm" svg:y="18.527cm">
          <text:p text:style-name="P12">19</text:p>
        </draw:circle>
        <draw:circle draw:style-name="gr58" draw:text-style-name="P12" draw:layer="layout" svg:width="0.843cm" svg:height="0.843cm" svg:x="3.926cm" svg:y="10.165cm">
          <text:p text:style-name="P12">24</text:p>
        </draw:circle>
        <draw:circle draw:style-name="gr58" draw:text-style-name="P12" draw:layer="layout" svg:width="0.843cm" svg:height="0.843cm" svg:x="3.926cm" svg:y="8.421cm">
          <text:p text:style-name="P12">31</text:p>
        </draw:circle>
        <draw:circle draw:style-name="gr58" draw:text-style-name="P12" draw:layer="layout" svg:width="0.843cm" svg:height="0.843cm" svg:x="11.107cm" svg:y="9.456cm">
          <text:p text:style-name="P12">10</text:p>
        </draw:circle>
        <draw:circle draw:style-name="gr58" draw:text-style-name="P12" draw:layer="layout" svg:width="0.843cm" svg:height="0.843cm" svg:x="7.765cm" svg:y="16.32cm">
          <text:p text:style-name="P12">22</text:p>
        </draw:circle>
        <draw:circle draw:style-name="gr58" draw:text-style-name="P12" draw:layer="layout" svg:width="0.843cm" svg:height="0.843cm" svg:x="7.766cm" svg:y="12.121cm">
          <text:p text:style-name="P12">23</text:p>
        </draw:circle>
        <draw:circle draw:style-name="gr58" draw:text-style-name="P12" draw:layer="layout" svg:width="0.843cm" svg:height="0.843cm" svg:x="7.794cm" svg:y="4.572cm">
          <text:p text:style-name="P12">30</text:p>
        </draw:circle>
        <draw:circle draw:style-name="gr58" draw:text-style-name="P12" draw:layer="layout" svg:width="0.843cm" svg:height="0.843cm" svg:x="6.495cm" svg:y="3.773cm">
          <text:p text:style-name="P12">26</text:p>
        </draw:circle>
        <draw:circle draw:style-name="gr58" draw:text-style-name="P12" draw:layer="layout" svg:width="0.843cm" svg:height="0.843cm" svg:x="7.767cm" svg:y="10.722cm">
          <text:p text:style-name="P12">29</text:p>
        </draw:circle>
        <draw:circle draw:style-name="gr58" draw:text-style-name="P12" draw:layer="layout" svg:width="0.843cm" svg:height="0.843cm" svg:x="3.869cm" svg:y="2.112cm">
          <text:p text:style-name="P12">32</text:p>
        </draw:circle>
        <draw:circle draw:style-name="gr58" draw:text-style-name="P12" draw:layer="layout" svg:width="0.843cm" svg:height="0.843cm" svg:x="11.126cm" svg:y="6.852cm">
          <text:p text:style-name="P12">8</text:p>
        </draw:circle>
        <draw:circle draw:style-name="gr58" draw:text-style-name="P12" draw:layer="layout" svg:width="0.843cm" svg:height="0.843cm" svg:x="17.097cm" svg:y="6.854cm">
          <text:p text:style-name="P12">9</text:p>
        </draw:circle>
        <draw:circle draw:style-name="gr58" draw:text-style-name="P12" draw:layer="layout" svg:width="0.843cm" svg:height="0.843cm" svg:x="17.119cm" svg:y="9.284cm">
          <text:p text:style-name="P12">11</text:p>
        </draw:circle>
        <draw:circle draw:style-name="gr58" draw:text-style-name="P12" draw:layer="layout" svg:width="0.843cm" svg:height="0.843cm" svg:x="18.791cm" svg:y="12.38cm">
          <text:p text:style-name="P12">13</text:p>
        </draw:circle>
        <draw:circle draw:style-name="gr58" draw:text-style-name="P12" draw:layer="layout" svg:width="0.843cm" svg:height="0.843cm" svg:x="19.926cm" svg:y="18.398cm">
          <text:p text:style-name="P12">12</text:p>
        </draw:circle>
        <draw:circle draw:style-name="gr58" draw:text-style-name="P12" draw:layer="layout" svg:width="0.843cm" svg:height="0.843cm" svg:x="26.854cm" svg:y="10.42cm">
          <text:p text:style-name="P12">1</text:p>
        </draw:circle>
        <draw:circle draw:style-name="gr58" draw:text-style-name="P12" draw:layer="layout" svg:width="0.843cm" svg:height="0.843cm" svg:x="26.9cm" svg:y="5.751cm">
          <text:p text:style-name="P12">2</text:p>
        </draw:circle>
        <draw:circle draw:style-name="gr58" draw:text-style-name="P12" draw:layer="layout" svg:width="0.843cm" svg:height="0.843cm" svg:x="24.552cm" svg:y="1.274cm">
          <text:p text:style-name="P12">3</text:p>
        </draw:circle>
        <draw:circle draw:style-name="gr58" draw:text-style-name="P12" draw:layer="layout" svg:width="0.843cm" svg:height="0.843cm" svg:x="20.961cm" svg:y="1.363cm">
          <text:p text:style-name="P12">4</text:p>
        </draw:circle>
        <draw:circle draw:style-name="gr58" draw:text-style-name="P12" draw:layer="layout" svg:width="0.843cm" svg:height="0.843cm" svg:x="22.723cm" svg:y="2.207cm">
          <text:p text:style-name="P12">5</text:p>
        </draw:circle>
        <draw:circle draw:style-name="gr58" draw:text-style-name="P12" draw:layer="layout" svg:width="0.843cm" svg:height="0.843cm" svg:x="22.724cm" svg:y="3.35cm">
          <text:p text:style-name="P12">6</text:p>
        </draw:circle>
        <draw:circle draw:style-name="gr58" draw:text-style-name="P12" draw:layer="layout" svg:width="0.843cm" svg:height="0.843cm" svg:x="22.725cm" svg:y="7.651cm">
          <text:p text:style-name="P12">7</text:p>
        </draw:circle>
        <draw:circle draw:style-name="gr58" draw:text-style-name="P12" draw:layer="layout" svg:width="0.843cm" svg:height="0.843cm" svg:x="22.726cm" svg:y="8.752cm">
          <text:p text:style-name="P12">16</text:p>
        </draw:circle>
        <draw:circle draw:style-name="gr58" draw:text-style-name="P12" draw:layer="layout" svg:width="0.843cm" svg:height="0.843cm" svg:x="22.739cm" svg:y="14.039cm">
          <text:p text:style-name="P12">17</text:p>
        </draw:circle>
        <draw:circle draw:style-name="gr58" draw:text-style-name="P12" draw:layer="layout" svg:width="0.843cm" svg:height="0.843cm" svg:x="21.504cm" svg:y="14.036cm">
          <text:p text:style-name="P12">14</text:p>
        </draw:circle>
        <draw:circle draw:style-name="gr58" draw:text-style-name="P12" draw:layer="layout" svg:width="0.843cm" svg:height="0.843cm" svg:x="13.277cm" svg:y="4.002cm">
          <text:p text:style-name="P12">#</text:p>
        </draw:circle>
        <draw:rect draw:style-name="gr39" draw:text-style-name="P12" draw:layer="layout" svg:width="6.164cm" svg:height="3.489cm" svg:x="12.532cm" svg:y="1.687cm">
          <text:p/>
        </draw:rect>
        <draw:rect draw:style-name="gr40" draw:text-style-name="P12" draw:layer="layout" svg:width="0.763cm" svg:height="1.502cm" svg:x="18.855cm" svg:y="5.125cm">
          <text:p/>
        </draw:rect>
        <draw:frame draw:style-name="gr12" draw:layer="layout" svg:width="3.626cm" svg:height="0.963cm" draw:transform="rotate (1.5707963267946) translate (19.713cm 7.626cm)">
          <draw:text-box>
            <text:p>Flow Meter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4" draw:id="id28" draw:layer="layout" svg:width="1.381cm" svg:height="3.254cm" draw:transform="rotate (3.1415926535892) translate (23.866cm 13.585cm)">
          <text:p text:style-name="P14"><text:span text:style-name="T5">HX</text:span></text:p>
        </draw:rect>
        <draw:custom-shape draw:style-name="gr2" draw:text-style-name="P12" draw:id="id24" draw:layer="layout" svg:width="0.857cm" svg:height="0.798cm" svg:x="22.751cm" svg:y="1.347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27">
          <draw:glue-point draw:id="4" svg:x="-4.945cm" svg:y="-3.918cm"/>
          <draw:glue-point draw:id="5" svg:x="4.94cm" svg:y="-3.299cm"/>
          <draw:g>
            <draw:custom-shape draw:style-name="gr59" draw:text-style-name="P15" draw:layer="layout" svg:width="2.784cm" svg:height="1.776cm" svg:x="17.821cm" svg:y="16.569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60" draw:text-style-name="P15" draw:layer="layout" svg:width="2.784cm" svg:height="2.959cm" svg:x="17.821cm" svg:y="13.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6" draw:layer="layout" svg:width="2.812cm" svg:height="2.074cm" svg:x="17.798cm" svg:y="14.123cm">
              <draw:text-box>
                <text:p text:style-name="P4"><text:span text:style-name="T6">Sep.</text:span></text:p>
              </draw:text-box>
            </draw:frame>
          </draw:g>
        </draw:g>
        <draw:frame draw:style-name="gr6" draw:text-style-name="P8" draw:layer="layout" svg:width="1.781cm" svg:height="0.093cm" svg:x="24.992cm" svg:y="14.054cm">
          <draw:text-box>
            <text:p/>
          </draw:text-box>
        </draw:frame>
        <draw:rect draw:style-name="gr61" draw:text-style-name="P17" draw:id="id23" draw:layer="layout" svg:width="2.861cm" svg:height="4.688cm" svg:x="13.378cm" svg:y="6.232cm">
          <draw:glue-point draw:id="4" svg:x="5.001cm" svg:y="-2.681cm"/>
          <draw:glue-point draw:id="5" svg:x="-4.991cm" svg:y="-2.668cm"/>
          <draw:glue-point draw:id="6" svg:x="-4.991cm" svg:y="2.832cm"/>
          <draw:glue-point draw:id="7" svg:x="4.973cm" svg:y="2.828cm"/>
          <text:p text:style-name="P4"><text:span text:style-name="T5">Reg.</text:span></text:p>
        </draw:rect>
        <draw:custom-shape draw:style-name="gr8" draw:text-style-name="P12" draw:layer="layout" svg:width="2.71cm" svg:height="2.705cm" draw:transform="rotate (3.1415926535892) translate (26.609cm 13.018cm)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30">
          <draw:g>
            <draw:circle draw:style-name="gr62" draw:text-style-name="P15" draw:layer="layout" svg:width="2.39cm" svg:height="2.39cm" draw:transform="rotate (3.1415926535892) translate (9.356cm 15.563cm)">
              <text:p/>
            </draw:circle>
            <draw:line draw:style-name="gr63" draw:text-style-name="P15" draw:layer="layout" svg:x1="7.307cm" svg:y1="15.22cm" svg:x2="9.232cm" svg:y2="14.901cm">
              <text:p/>
            </draw:line>
            <draw:line draw:style-name="gr64" draw:text-style-name="P15" draw:layer="layout" svg:x1="9.284cm" svg:y1="13.953cm" svg:x2="7.237cm" svg:y2="13.612cm">
              <text:p/>
            </draw:line>
          </draw:g>
          <draw:frame draw:style-name="gr12" draw:text-style-name="P18" draw:layer="layout" svg:width="2.369cm" svg:height="0.963cm" svg:x="7.085cm" svg:y="13.903cm">
            <draw:text-box>
              <text:p text:style-name="P8"><text:span text:style-name="T7">Comp.</text:span></text:p>
            </draw:text-box>
          </draw:frame>
        </draw:g>
        <draw:g draw:id="id26">
          <draw:g>
            <draw:ellipse draw:style-name="gr65" draw:text-style-name="P15" draw:layer="layout" svg:width="2.388cm" svg:height="2.39cm" svg:x="26.111cm" svg:y="6.866cm">
              <text:p/>
            </draw:ellipse>
            <draw:line draw:style-name="gr66" draw:text-style-name="P15" draw:layer="layout" svg:x1="28.159cm" svg:y1="7.209cm" svg:x2="26.234cm" svg:y2="7.528cm">
              <text:p/>
            </draw:line>
            <draw:line draw:style-name="gr67" draw:text-style-name="P15" draw:layer="layout" svg:x1="26.182cm" svg:y1="8.476cm" svg:x2="28.229cm" svg:y2="8.817cm">
              <text:p/>
            </draw:line>
          </draw:g>
          <draw:frame draw:style-name="gr16" draw:text-style-name="P18" draw:layer="layout" svg:width="2.226cm" svg:height="1.115cm" svg:x="26.273cm" svg:y="7.585cm">
            <draw:text-box>
              <text:p text:style-name="P8"><text:span text:style-name="T7">Pump</text:span></text:p>
            </draw:text-box>
          </draw:frame>
        </draw:g>
        <draw:rect draw:style-name="gr17" draw:text-style-name="P14" draw:id="id31" draw:layer="layout" svg:width="1.381cm" svg:height="4.253cm" draw:transform="rotate (3.1415926535892) translate (8.842cm 9.828cm)">
          <text:p text:style-name="P14"><text:span text:style-name="T5">HX</text:span></text:p>
        </draw:rect>
        <draw:custom-shape draw:style-name="gr2" draw:text-style-name="P12" draw:id="id33" draw:layer="layout" svg:width="0.857cm" svg:height="0.798cm" svg:x="7.715cm" svg:y="18.542cm">
          <text:p/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g draw:id="id29">
          <draw:glue-point draw:id="4" svg:x="-4.945cm" svg:y="-3.918cm"/>
          <draw:glue-point draw:id="5" svg:x="4.94cm" svg:y="-3.299cm"/>
          <draw:g>
            <draw:custom-shape draw:style-name="gr68" draw:text-style-name="P15" draw:layer="layout" svg:width="2.784cm" svg:height="1.776cm" svg:x="2.954cm" svg:y="6.362cm">
              <text:p/>
  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  </draw:custom-shape>
            <draw:custom-shape draw:style-name="gr69" draw:text-style-name="P15" draw:layer="layout" svg:width="2.784cm" svg:height="2.959cm" svg:x="2.954cm" svg:y="3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19" draw:layer="layout" svg:width="2.812cm" svg:height="2.074cm" svg:x="2.931cm" svg:y="3.916cm">
              <draw:text-box>
                <text:p text:style-name="P4"><text:span text:style-name="T6">Sep.</text:span></text:p>
                <text:p text:style-name="P4"><text:span text:style-name="T8"/></text:p>
              </draw:text-box>
            </draw:frame>
          </draw:g>
        </draw:g>
        <draw:custom-shape draw:style-name="gr20" draw:text-style-name="P12" draw:layer="layout" svg:width="1.846cm" svg:height="2.705cm" svg:x="8.999cm" svg:y="6.491cm">
          <text:p/>
          <draw:enhanced-geometry svg:viewBox="0 0 21600 21600" draw:mirror-horizontal="false" draw:mirror-vertical="false" draw:text-areas="0 ?f0 ?f5 ?f2" draw:type="right-arrow" draw:modifiers="9785.77603143419 5681.860465116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25">
          <draw:g>
            <draw:circle draw:style-name="gr70" draw:text-style-name="P15" draw:layer="layout" svg:width="2.39cm" svg:height="2.39cm" svg:x="21.987cm" svg:y="5.006cm">
              <text:p/>
            </draw:circle>
            <draw:line draw:style-name="gr71" draw:text-style-name="P15" draw:layer="layout" svg:x1="24.036cm" svg:y1="5.349cm" svg:x2="22.111cm" svg:y2="5.668cm">
              <text:p/>
            </draw:line>
            <draw:line draw:style-name="gr72" draw:text-style-name="P15" draw:layer="layout" svg:x1="22.059cm" svg:y1="6.616cm" svg:x2="24.106cm" svg:y2="6.957cm">
              <text:p/>
            </draw:line>
          </draw:g>
          <draw:frame draw:style-name="gr24" draw:text-style-name="P18" draw:layer="layout" svg:width="1.768cm" svg:height="0.963cm" svg:x="22.464cm" svg:y="5.711cm">
            <draw:text-box>
              <text:p text:style-name="P8"><text:span text:style-name="T7">Exp.</text:span></text:p>
            </draw:text-box>
          </draw:frame>
        </draw:g>
        <draw:g draw:id="id32">
          <draw:g>
            <draw:ellipse draw:style-name="gr73" draw:text-style-name="P15" draw:layer="layout" svg:width="2.388cm" svg:height="2.39cm" svg:x="3.138cm" svg:y="11.839cm">
              <text:p/>
            </draw:ellipse>
            <draw:line draw:style-name="gr74" draw:text-style-name="P15" draw:layer="layout" svg:x1="5.186cm" svg:y1="12.182cm" svg:x2="3.261cm" svg:y2="12.501cm">
              <text:p/>
            </draw:line>
            <draw:line draw:style-name="gr75" draw:text-style-name="P15" draw:layer="layout" svg:x1="3.209cm" svg:y1="13.449cm" svg:x2="5.256cm" svg:y2="13.79cm">
              <text:p/>
            </draw:line>
          </draw:g>
          <draw:frame draw:style-name="gr16" draw:text-style-name="P18" draw:layer="layout" svg:width="2.226cm" svg:height="1.115cm" svg:x="3.264cm" svg:y="12.477cm">
            <draw:text-box>
              <text:p text:style-name="P8"><text:span text:style-name="T7">Motor</text:span></text:p>
            </draw:text-box>
          </draw:frame>
        </draw:g>
        <draw:connector draw:style-name="gr28" draw:text-style-name="P12" draw:layer="layout" draw:line-skew="-0.254cm" svg:x1="16.238cm" svg:y1="7.32cm" svg:x2="22.751cm" svg:y2="1.745cm" draw:start-shape="id23" draw:start-glue-point="4" draw:end-shape="id24" draw:end-glue-point="6" svg:d="m16238 7320h2952v-5575h3561">
          <text:p/>
        </draw:connector>
        <draw:connector draw:style-name="gr29" draw:text-style-name="P12" draw:layer="layout" svg:x1="23.179cm" svg:y1="2.145cm" svg:x2="23.182cm" svg:y2="5.006cm" draw:start-shape="id24" draw:start-glue-point="8" draw:end-shape="id25" draw:end-glue-point="0" svg:d="m23179 2145v1456h3v1405">
          <text:p/>
        </draw:connector>
        <draw:connector draw:style-name="gr30" draw:text-style-name="P12" draw:layer="layout" draw:line-skew="1.765cm" svg:x1="27.305cm" svg:y1="6.866cm" svg:x2="23.608cm" svg:y2="1.745cm" draw:start-shape="id26" draw:start-glue-point="0" draw:end-shape="id24" draw:end-glue-point="10" svg:d="m27305 6866v-5121h-3697">
          <text:p/>
        </draw:connector>
        <draw:connector draw:style-name="gr30" draw:text-style-name="P12" draw:layer="layout" draw:line-skew="-0.107cm" svg:x1="19.204cm" svg:y1="18.345cm" svg:x2="27.305cm" svg:y2="9.256cm" draw:start-shape="id27" draw:start-glue-point="2" draw:end-shape="id26" draw:end-glue-point="2" svg:d="m19204 18345v496h8101v-9585">
          <text:p/>
        </draw:connector>
        <draw:connector draw:style-name="gr29" draw:text-style-name="P12" draw:layer="layout" svg:x1="23.182cm" svg:y1="7.396cm" svg:x2="23.176cm" svg:y2="10.331cm" draw:start-shape="id25" draw:start-glue-point="2" draw:end-shape="id28" draw:end-glue-point="2" svg:d="m23182 7396v1493h-6v1442">
          <text:p/>
        </draw:connector>
        <draw:connector draw:style-name="gr29" draw:text-style-name="P12" draw:layer="layout" svg:x1="23.176cm" svg:y1="13.585cm" svg:x2="20.593cm" svg:y2="14.415cm" draw:start-shape="id28" draw:start-glue-point="0" draw:end-shape="id27" draw:end-glue-point="5" svg:d="m23176 13585v830h-2583">
          <text:p/>
        </draw:connector>
        <draw:connector draw:style-name="gr28" draw:text-style-name="P12" draw:layer="layout" svg:x1="19.204cm" svg:y1="13.61cm" svg:x2="16.23cm" svg:y2="9.901cm" draw:start-shape="id27" draw:start-glue-point="0" draw:end-shape="id23" draw:end-glue-point="7" svg:d="m19204 13610v-3709h-2974">
          <text:p/>
        </draw:connector>
        <draw:connector draw:style-name="gr31" draw:text-style-name="P12" draw:layer="layout" draw:line-skew="-1.106cm 1.928cm" svg:x1="4.337cm" svg:y1="3.403cm" svg:x2="13.381cm" svg:y2="7.326cm" draw:start-shape="id29" draw:start-glue-point="0" draw:end-shape="id23" draw:end-glue-point="5" svg:d="m4337 3403v-1658h7201v5581h1843">
          <text:p/>
        </draw:connector>
        <draw:connector draw:style-name="gr32" draw:text-style-name="P12" draw:layer="layout" svg:x1="8.21cm" svg:y1="13.173cm" svg:x2="8.152cm" svg:y2="9.828cm" draw:start-shape="id30" draw:start-glue-point="0" draw:end-shape="id31" draw:end-glue-point="0" svg:d="m8210 13173v-1698h-58v-1647">
          <text:p/>
        </draw:connector>
        <draw:connector draw:style-name="gr32" draw:text-style-name="P12" draw:layer="layout" svg:x1="8.152cm" svg:y1="5.575cm" svg:x2="5.726cm" svg:y2="4.208cm" draw:start-shape="id31" draw:start-glue-point="2" draw:end-shape="id29" draw:end-glue-point="5" svg:d="m8152 5575v-1367h-2426">
          <text:p/>
        </draw:connector>
        <draw:connector draw:style-name="gr33" draw:text-style-name="P12" draw:layer="layout" svg:x1="4.337cm" svg:y1="8.138cm" svg:x2="4.332cm" svg:y2="11.839cm" draw:start-shape="id29" draw:start-glue-point="2" draw:end-shape="id32" draw:end-glue-point="0" svg:d="m4337 8138v1877h-5v1824">
          <text:p/>
        </draw:connector>
        <draw:connector draw:style-name="gr31" draw:text-style-name="P12" draw:layer="layout" draw:line-skew="0.512cm" svg:x1="13.381cm" svg:y1="9.903cm" svg:x2="8.572cm" svg:y2="18.94cm" draw:start-shape="id23" draw:start-glue-point="6" draw:end-shape="id33" draw:end-glue-point="10" svg:d="m13381 9903h-1843v9037h-2966">
          <text:p/>
        </draw:connector>
        <draw:connector draw:style-name="gr32" draw:text-style-name="P12" draw:layer="layout" svg:x1="8.143cm" svg:y1="18.542cm" svg:x2="8.21cm" svg:y2="15.563cm" draw:start-shape="id33" draw:start-glue-point="4" draw:end-shape="id30" draw:end-glue-point="2" svg:d="m8143 18542v-1515h67v-1464">
          <text:p/>
        </draw:connector>
        <draw:connector draw:style-name="gr33" draw:text-style-name="P12" draw:layer="layout" svg:x1="4.332cm" svg:y1="14.229cm" svg:x2="7.715cm" svg:y2="18.94cm" draw:start-shape="id32" draw:start-glue-point="2" draw:end-shape="id33" draw:end-glue-point="6" svg:d="m4332 14229v4711h3383">
          <text:p/>
        </draw:connector>
        <draw:line draw:style-name="gr34" draw:text-style-name="P12" draw:layer="layout" svg:x1="12.87cm" svg:y1="2.336cm" svg:x2="14.477cm" svg:y2="2.336cm">
          <text:p/>
        </draw:line>
        <draw:line draw:style-name="gr35" draw:text-style-name="P12" draw:layer="layout" svg:x1="12.871cm" svg:y1="3.039cm" svg:x2="14.478cm" svg:y2="3.039cm">
          <text:p/>
        </draw:line>
        <draw:line draw:style-name="gr36" draw:text-style-name="P12" draw:layer="layout" svg:x1="12.941cm" svg:y1="3.731cm" svg:x2="14.548cm" svg:y2="3.731cm">
          <text:p/>
        </draw:line>
        <draw:frame draw:style-name="gr37" draw:text-style-name="P20" draw:layer="layout" svg:width="4.125cm" svg:height="3.099cm" svg:x="14.55cm" svg:y="1.851cm">
          <draw:text-box>
            <text:p><text:span text:style-name="T7">Liquid</text:span></text:p>
            <text:p><text:span text:style-name="T7">Two-Phase</text:span></text:p>
            <text:p><text:span text:style-name="T7">Gas</text:span></text:p>
            <text:p><text:span text:style-name="T7">State Point</text:span></text:p>
          </draw:text-box>
        </draw:frame>
        <draw:circle draw:style-name="gr76" draw:text-style-name="P21" draw:layer="layout" svg:width="0.843cm" svg:height="0.843cm" svg:x="9.649cm" svg:y="18.555cm">
          <text:p text:style-name="P12"><text:span text:style-name="T7">20</text:span></text:p>
        </draw:circle>
        <draw:circle draw:style-name="gr76" draw:text-style-name="P21" draw:layer="layout" svg:width="0.843cm" svg:height="0.843cm" svg:x="7.735cm" svg:y="17.519cm">
          <text:p text:style-name="P12"><text:span text:style-name="T7">21</text:span></text:p>
        </draw:circle>
        <draw:circle draw:style-name="gr76" draw:text-style-name="P21" draw:layer="layout" svg:width="0.843cm" svg:height="0.843cm" svg:x="3.896cm" svg:y="14.597cm">
          <text:p text:style-name="P12"><text:span text:style-name="T7">25</text:span></text:p>
        </draw:circle>
        <draw:circle draw:style-name="gr76" draw:text-style-name="P21" draw:layer="layout" svg:width="0.843cm" svg:height="0.843cm" svg:x="5.79cm" svg:y="18.527cm">
          <text:p text:style-name="P12"><text:span text:style-name="T7">19</text:span></text:p>
        </draw:circle>
        <draw:circle draw:style-name="gr76" draw:text-style-name="P21" draw:layer="layout" svg:width="0.843cm" svg:height="0.843cm" svg:x="3.926cm" svg:y="10.165cm">
          <text:p text:style-name="P12"><text:span text:style-name="T7">24</text:span></text:p>
        </draw:circle>
        <draw:circle draw:style-name="gr76" draw:text-style-name="P21" draw:layer="layout" svg:width="0.843cm" svg:height="0.843cm" svg:x="3.926cm" svg:y="8.421cm">
          <text:p text:style-name="P12"><text:span text:style-name="T7">31</text:span></text:p>
        </draw:circle>
        <draw:circle draw:style-name="gr76" draw:text-style-name="P21" draw:layer="layout" svg:width="0.843cm" svg:height="0.843cm" svg:x="11.117cm" svg:y="9.481cm">
          <text:p text:style-name="P12"><text:span text:style-name="T7">10</text:span></text:p>
        </draw:circle>
        <draw:circle draw:style-name="gr76" draw:text-style-name="P21" draw:layer="layout" svg:width="0.843cm" svg:height="0.843cm" svg:x="7.765cm" svg:y="16.32cm">
          <text:p text:style-name="P12"><text:span text:style-name="T7">22</text:span></text:p>
        </draw:circle>
        <draw:circle draw:style-name="gr76" draw:text-style-name="P21" draw:layer="layout" svg:width="0.843cm" svg:height="0.843cm" svg:x="7.766cm" svg:y="12.121cm">
          <text:p text:style-name="P12"><text:span text:style-name="T7">23</text:span></text:p>
        </draw:circle>
        <draw:circle draw:style-name="gr76" draw:text-style-name="P21" draw:layer="layout" svg:width="0.843cm" svg:height="0.843cm" svg:x="7.794cm" svg:y="4.572cm">
          <text:p text:style-name="P12"><text:span text:style-name="T7">30</text:span></text:p>
        </draw:circle>
        <draw:circle draw:style-name="gr76" draw:text-style-name="P21" draw:layer="layout" svg:width="0.843cm" svg:height="0.843cm" svg:x="6.495cm" svg:y="3.773cm">
          <text:p text:style-name="P12"><text:span text:style-name="T7">26</text:span></text:p>
        </draw:circle>
        <draw:circle draw:style-name="gr76" draw:text-style-name="P21" draw:layer="layout" svg:width="0.843cm" svg:height="0.843cm" svg:x="7.767cm" svg:y="10.722cm">
          <text:p text:style-name="P12"><text:span text:style-name="T7">29</text:span></text:p>
        </draw:circle>
        <draw:circle draw:style-name="gr76" draw:text-style-name="P21" draw:layer="layout" svg:width="0.843cm" svg:height="0.843cm" svg:x="3.869cm" svg:y="2.112cm">
          <text:p text:style-name="P12"><text:span text:style-name="T7">32</text:span></text:p>
        </draw:circle>
        <draw:circle draw:style-name="gr76" draw:text-style-name="P21" draw:layer="layout" svg:width="0.843cm" svg:height="0.843cm" svg:x="11.126cm" svg:y="6.852cm">
          <text:p text:style-name="P12"><text:span text:style-name="T7">8</text:span></text:p>
        </draw:circle>
        <draw:circle draw:style-name="gr77" draw:text-style-name="P21" draw:layer="layout" svg:width="0.843cm" svg:height="0.843cm" svg:x="17.097cm" svg:y="6.854cm">
          <text:p text:style-name="P12"><text:span text:style-name="T7">9</text:span></text:p>
        </draw:circle>
        <draw:circle draw:style-name="gr77" draw:text-style-name="P21" draw:layer="layout" svg:width="0.843cm" svg:height="0.843cm" svg:x="17.138cm" svg:y="9.482cm">
          <text:p text:style-name="P12"><text:span text:style-name="T7">11</text:span></text:p>
        </draw:circle>
        <draw:circle draw:style-name="gr77" draw:text-style-name="P21" draw:layer="layout" svg:width="0.843cm" svg:height="0.843cm" svg:x="18.791cm" svg:y="12.38cm">
          <text:p text:style-name="P12"><text:span text:style-name="T7">13</text:span></text:p>
        </draw:circle>
        <draw:circle draw:style-name="gr77" draw:text-style-name="P21" draw:layer="layout" svg:width="0.843cm" svg:height="0.843cm" svg:x="19.926cm" svg:y="18.398cm">
          <text:p text:style-name="P12"><text:span text:style-name="T7">12</text:span></text:p>
        </draw:circle>
        <draw:circle draw:style-name="gr77" draw:text-style-name="P21" draw:layer="layout" svg:width="0.843cm" svg:height="0.843cm" svg:x="26.854cm" svg:y="10.42cm">
          <text:p text:style-name="P12"><text:span text:style-name="T7">1</text:span></text:p>
        </draw:circle>
        <draw:circle draw:style-name="gr77" draw:text-style-name="P21" draw:layer="layout" svg:width="0.843cm" svg:height="0.843cm" svg:x="26.9cm" svg:y="5.751cm">
          <text:p text:style-name="P12"><text:span text:style-name="T7">2</text:span></text:p>
        </draw:circle>
        <draw:circle draw:style-name="gr77" draw:text-style-name="P21" draw:layer="layout" svg:width="0.843cm" svg:height="0.843cm" svg:x="24.552cm" svg:y="1.274cm">
          <text:p text:style-name="P12"><text:span text:style-name="T7">3</text:span></text:p>
        </draw:circle>
        <draw:circle draw:style-name="gr77" draw:text-style-name="P21" draw:layer="layout" svg:width="0.843cm" svg:height="0.843cm" svg:x="20.961cm" svg:y="1.363cm">
          <text:p text:style-name="P12"><text:span text:style-name="T7">4</text:span></text:p>
        </draw:circle>
        <draw:circle draw:style-name="gr77" draw:text-style-name="P21" draw:layer="layout" svg:width="0.843cm" svg:height="0.843cm" svg:x="22.723cm" svg:y="2.207cm">
          <text:p text:style-name="P12"><text:span text:style-name="T7">5</text:span></text:p>
        </draw:circle>
        <draw:circle draw:style-name="gr77" draw:text-style-name="P21" draw:layer="layout" svg:width="0.843cm" svg:height="0.843cm" svg:x="22.724cm" svg:y="3.35cm">
          <text:p text:style-name="P12"><text:span text:style-name="T7">6</text:span></text:p>
        </draw:circle>
        <draw:circle draw:style-name="gr77" draw:text-style-name="P21" draw:layer="layout" svg:width="0.843cm" svg:height="0.843cm" svg:x="22.725cm" svg:y="7.651cm">
          <text:p text:style-name="P12"><text:span text:style-name="T7">7</text:span></text:p>
        </draw:circle>
        <draw:circle draw:style-name="gr77" draw:text-style-name="P21" draw:layer="layout" svg:width="0.843cm" svg:height="0.843cm" svg:x="22.726cm" svg:y="8.752cm">
          <text:p text:style-name="P12"><text:span text:style-name="T7">16</text:span></text:p>
        </draw:circle>
        <draw:circle draw:style-name="gr77" draw:text-style-name="P21" draw:layer="layout" svg:width="0.843cm" svg:height="0.843cm" svg:x="22.739cm" svg:y="14.039cm">
          <text:p text:style-name="P12"><text:span text:style-name="T7">17</text:span></text:p>
        </draw:circle>
        <draw:circle draw:style-name="gr77" draw:text-style-name="P21" draw:layer="layout" svg:width="0.843cm" svg:height="0.843cm" svg:x="21.504cm" svg:y="14.036cm">
          <text:p text:style-name="P12"><text:span text:style-name="T7">14</text:span></text:p>
        </draw:circle>
        <draw:circle draw:style-name="gr78" draw:text-style-name="P21" draw:layer="layout" svg:width="0.843cm" svg:height="0.843cm" svg:x="13.277cm" svg:y="4.002cm">
          <text:p text:style-name="P12"><text:span text:style-name="T7">#</text:span></text:p>
        </draw:circle>
        <draw:rect draw:style-name="gr39" draw:text-style-name="P12" draw:layer="layout" svg:width="6.164cm" svg:height="3.489cm" svg:x="12.532cm" svg:y="1.687cm">
          <text:p/>
        </draw:rect>
        <draw:connector draw:style-name="gr79" draw:text-style-name="P12" draw:layer="layout" draw:type="line" svg:x1="13.381cm" svg:y1="7.326cm" svg:x2="13.378cm" svg:y2="8.576cm" draw:start-shape="id23" draw:start-glue-point="5" draw:end-shape="id23" svg:d="m13381 7326-3 1250">
          <text:p/>
        </draw:connector>
        <draw:connector draw:style-name="gr80" draw:text-style-name="P12" draw:layer="layout" draw:type="line" svg:x1="13.381cm" svg:y1="9.903cm" svg:x2="16.253cm" svg:y2="9.902cm" draw:start-shape="id23" draw:start-glue-point="6" svg:d="m13381 9903 2872-1">
          <text:p/>
        </draw:connector>
        <draw:connector draw:style-name="gr80" draw:text-style-name="P12" draw:layer="layout" draw:type="line" svg:x1="13.381cm" svg:y1="7.326cm" svg:x2="16.238cm" svg:y2="7.32cm" draw:start-shape="id23" draw:start-glue-point="5" draw:end-shape="id23" draw:end-glue-point="4" svg:d="m13381 7326 2857-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ff0000" draw:end-color="#0000ff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ff0000" draw:end-color="#0000ff" draw:start-intensity="100%" draw:end-intensity="100%" draw:angle="0" draw:border="0%"/>
    <draw:gradient draw:name="Gradient_20_9" draw:display-name="Gradient 9" draw:style="rectangular" draw:cx="50%" draw:cy="50%" draw:start-color="#0000ff" draw:end-color="#ffffff" draw:start-intensity="100%" draw:end-intensity="100%" draw:angle="450" draw:border="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Ian Bell</meta:initial-creator>
    <meta:creation-date>2009-06-01T20:49:51.54</meta:creation-date>
    <dc:date>2010-12-23T15:34:13</dc:date>
    <dc:creator>Ian Bell</dc:creator>
    <meta:editing-duration>PT01H15M57S</meta:editing-duration>
    <meta:editing-cycles>29</meta:editing-cycles>
    <meta:generator>OpenOffice.org/3.2$Win32 OpenOffice.org_project/320m12$Build-9483</meta:generator>
    <meta:document-statistic meta:object-count="279"/>
    <meta:user-defined meta:name="Info 1"/>
    <meta:user-defined meta:name="Info 2"/>
    <meta:user-defined meta:name="Info 3"/>
    <meta:user-defined meta:name="Info 4"/>
  </office:meta>
</office:document-meta>
</file>